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12pt" fo:language="fr" fo:country="FR" fo:font-weight="normal" officeooo:rsid="000bfd16" officeooo:paragraph-rsid="000bfd16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8pt" fo:language="fr" fo:country="FR" style:text-underline-style="solid" style:text-underline-width="auto" style:text-underline-color="font-color" fo:font-weight="bold" officeooo:rsid="000bfd16" officeooo:paragraph-rsid="000bfd16" style:font-size-asian="18pt" style:font-weight-asian="bold" style:font-size-complex="18pt" style:font-weight-complex="bold"/>
    </style:style>
    <style:style style:name="P3" style:family="paragraph" style:parent-style-name="Standard">
      <style:text-properties fo:language="fr" fo:country="FR" fo:font-weight="bold" officeooo:rsid="000bfd16" officeooo:paragraph-rsid="000bfd16" style:font-weight-asian="bold" style:font-weight-complex="bold"/>
    </style:style>
    <style:style style:name="P4" style:family="paragraph" style:parent-style-name="Standard">
      <style:text-properties fo:language="fr" fo:country="FR" fo:font-weight="normal" officeooo:rsid="000bfd16" officeooo:paragraph-rsid="000bfd16" style:font-weight-asian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color="#000000" officeooo:paragraph-rsid="000bfd16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officeooo:rsid="000fc8dc" officeooo:paragraph-rsid="000fc8dc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0bfd16" officeooo:paragraph-rsid="000bfd16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bold" officeooo:rsid="00130530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0.741cm" fo:margin-right="0cm" fo:text-indent="0cm" style:auto-text-indent="false"/>
      <style:text-properties fo:font-variant="normal" fo:text-transform="none" fo:color="#000000" style:font-name="Liberation Serif" fo:font-size="12pt" fo:letter-spacing="normal" fo:language="fr" fo:country="FR" fo:font-style="normal" fo:font-weight="normal" officeooo:rsid="000bfd16" officeooo:paragraph-rsid="000bfd1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.741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0d66ad" officeooo:paragraph-rsid="000bfd16" style:font-size-asian="12pt" style:font-size-complex="12pt"/>
    </style:style>
    <style:style style:name="P11" style:family="paragraph" style:parent-style-name="Standard">
      <style:paragraph-properties fo:margin-left="0.741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bold" officeooo:rsid="00130530" officeooo:paragraph-rsid="00130530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.741cm" fo:margin-right="0cm" fo:text-indent="0cm" style:auto-text-indent="false"/>
      <style:text-properties officeooo:paragraph-rsid="000fc8dc"/>
    </style:style>
    <style:style style:name="P13" style:family="paragraph" style:parent-style-name="Standard">
      <style:paragraph-properties fo:margin-left="0.741cm" fo:margin-right="0cm" fo:text-indent="0cm" style:auto-text-indent="false"/>
      <style:text-properties fo:color="#000000" officeooo:paragraph-rsid="0019e0a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141b52" officeooo:paragraph-rsid="000bfd16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normal" officeooo:rsid="000fc8dc" officeooo:paragraph-rsid="000fc8dc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22222" style:font-name="Liberation Serif" fo:font-size="12pt" fo:letter-spacing="normal" fo:font-style="normal" fo:font-weight="bold" officeooo:rsid="000fc8dc" officeooo:paragraph-rsid="000fc8dc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officeooo:rsid="000c84ee" style:font-size-asian="12pt" style:font-size-complex="12pt"/>
    </style:style>
    <style:style style:name="T3" style:family="text">
      <style:text-properties fo:font-variant="normal" fo:text-transform="none" fo:color="#222222" style:font-name="Liberation Serif" fo:font-size="12pt" fo:letter-spacing="normal" fo:font-style="normal" fo:font-weight="normal" officeooo:rsid="000d66ad" style:font-size-asian="12pt" style:font-size-complex="12pt"/>
    </style:style>
    <style:style style:name="T4" style:family="text">
      <style:text-properties fo:font-variant="normal" fo:text-transform="none" fo:color="#222222" style:font-name="Liberation Serif" fo:font-size="12pt" fo:letter-spacing="normal" fo:font-style="normal" fo:font-weight="normal" officeooo:rsid="00141b52" style:font-size-asian="12pt" style:font-size-complex="12pt"/>
    </style:style>
    <style:style style:name="T5" style:family="text">
      <style:text-properties fo:font-variant="normal" fo:text-transform="none" fo:color="#222222" style:font-name="Liberation Serif" fo:font-size="12pt" fo:letter-spacing="normal" fo:font-style="normal" fo:font-weight="bold" officeooo:rsid="000d66ad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222222" style:font-name="Liberation Serif" fo:font-size="12pt" fo:letter-spacing="normal" fo:font-style="normal" fo:font-weight="bold" officeooo:rsid="00106a3b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222222" style:font-name="Liberation Serif" fo:font-size="12pt" fo:letter-spacing="normal" fo:font-style="normal" fo:font-weight="bold" officeooo:rsid="00130530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222222" style:font-name="Liberation Serif" fo:font-size="12pt" fo:letter-spacing="normal" fo:font-style="normal" fo:font-weight="bold" officeooo:rsid="000fc8dc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letter-spacing="normal" fo:font-style="normal"/>
    </style:style>
    <style:style style:name="T11" style:family="text">
      <style:text-properties fo:font-variant="normal" fo:text-transform="none" fo:letter-spacing="normal" fo:font-style="normal" fo:font-weight="bold"/>
    </style:style>
    <style:style style:name="T12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#ffffff" loext:char-shading-value="0"/>
    </style:style>
    <style:style style:name="T13" style:family="text">
      <style:text-properties fo:font-variant="normal" fo:text-transform="none" style:font-name="Liberation Serif" fo:font-size="12pt" fo:letter-spacing="normal" fo:language="fr" fo:country="FR" fo:font-style="normal" fo:font-weight="normal" officeooo:rsid="000bfd16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Liberation Serif" fo:font-size="12pt" fo:letter-spacing="normal" fo:language="fr" fo:country="FR" fo:font-style="normal" fo:font-weight="normal" officeooo:rsid="000c84ee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262626" style:font-name="FreightSans" fo:font-size="12pt" fo:letter-spacing="normal" fo:font-style="normal" fo:font-weight="bold"/>
    </style:style>
    <style:style style:name="T16" style:family="text">
      <style:text-properties fo:font-variant="normal" fo:text-transform="none" fo:color="#262626" fo:letter-spacing="normal"/>
    </style:style>
    <style:style style:name="T17" style:family="text">
      <style:text-properties fo:font-variant="normal" fo:text-transform="none" fo:color="#262626" style:font-name="Liberation Serif" fo:font-size="12pt" fo:letter-spacing="normal" fo:font-style="normal" fo:font-weight="bold"/>
    </style:style>
    <style:style style:name="T18" style:family="text">
      <style:text-properties fo:font-variant="normal" fo:text-transform="none" fo:color="#262626" style:font-name="Liberation Serif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262626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62626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262626" style:font-name="Liberation Serif" fo:font-size="12pt" fo:letter-spacing="normal" style:font-size-asian="12pt" style:font-size-complex="12pt"/>
    </style:style>
    <style:style style:name="T22" style:family="text">
      <style:text-properties fo:font-variant="normal" fo:text-transform="none" fo:color="#262626" style:font-name="Liberation Serif" fo:font-size="12pt" fo:letter-spacing="normal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62626" style:font-name="Liberation Serif" fo:font-size="12pt" fo:letter-spacing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262626" style:font-name="Liberation Serif" fo:letter-spacing="normal"/>
    </style:style>
    <style:style style:name="T25" style:family="text">
      <style:text-properties fo:font-variant="normal" fo:text-transform="none" fo:color="#262626" style:font-name="Liberation Serif" fo:font-size="12pt" fo:letter-spacing="normal" fo:language="fr" fo:country="FR" fo:font-style="normal" fo:font-weight="normal" officeooo:rsid="000bfd16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6c6c6d" style:font-name="IBMPlexMono" fo:font-size="9pt" fo:letter-spacing="normal" fo:font-style="normal" fo:font-weight="bold" fo:background-color="#f3f4f7" loext:char-shading-value="0" loext:padding="0cm" loext:border="none"/>
    </style:style>
    <style:style style:name="T27" style:family="text">
      <style:text-properties fo:font-variant="normal" fo:text-transform="none" fo:color="#6c6c6d" style:font-name="Liberation Serif" fo:font-size="9pt" fo:letter-spacing="normal" fo:font-style="normal" fo:font-weight="bold" fo:background-color="#f3f4f7" loext:char-shading-value="0" loext:padding="0cm" loext:border="none"/>
    </style:style>
    <style:style style:name="T28" style:family="text">
      <style:text-properties fo:font-variant="normal" fo:text-transform="none" fo:color="#6c6c6d" style:font-name="Liberation Serif" fo:font-size="12pt" fo:letter-spacing="normal" fo:font-style="normal" fo:font-weight="bold" fo:background-color="#f3f4f7" loext:char-shading-value="0" style:font-size-asian="12pt" style:font-size-complex="12pt" loext:padding="0cm" loext:border="none"/>
    </style:style>
    <style:style style:name="T29" style:family="text">
      <style:text-properties fo:font-variant="normal" fo:text-transform="none" fo:color="#6c6c6d" style:font-name="Liberation Serif" fo:font-size="12pt" fo:letter-spacing="normal" fo:font-style="normal" fo:font-weight="bold" fo:background-color="#f3f4f7" loext:char-shading-value="0" style:font-size-asian="12pt" style:font-weight-asian="bold" style:font-size-complex="12pt" style:font-weight-complex="bold" loext:padding="0cm" loext:border="none"/>
    </style:style>
    <style:style style:name="T30" style:family="text">
      <style:text-properties fo:font-variant="normal" fo:text-transform="none" fo:color="#6c6c6d" style:font-name="Liberation Serif" fo:font-size="12pt" fo:letter-spacing="normal" fo:font-style="normal" fo:font-weight="normal" fo:background-color="#f3f4f7" loext:char-shading-value="0" style:font-size-asian="12pt" style:font-weight-asian="normal" style:font-size-complex="12pt" style:font-weight-complex="normal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harger et normaliser des données CIFAR 10</text:p>
      <text:p text:style-name="P3"/>
      <text:p text:style-name="P4">Définition :</text:p>
      <text:p text:style-name="P4"/>
      <text:p text:style-name="P1"><text:span text:style-name="T9"> </text:span><text:span text:style-name="T11">CIFAR-10 dataset</text:span><text:span text:style-name="T9"> </text:span><text:span text:style-name="T10">(</text:span><text:span text:style-name="T12">Canadian Institute For Advanced Research</text:span><text:span text:style-name="T10">) </text:span></text:p>
      <text:p text:style-name="P7"><text:tab/></text:p>
      <text:p text:style-name="P9">- Collection d’images utilisée principalement pour l’entrainement des algorithme de Machine Leaning et de Computer Vision</text:p>
      <text:p text:style-name="P9"/>
      <text:p text:style-name="P13"><text:span text:style-name="T13">- Contient 60,000 images de couleur de dimension </text:span><text:span text:style-name="T25">3x</text:span><text:span text:style-name="T13">32x32 </text:span><text:span text:style-name="T14">rangées dans 10 classes différentes ( voitures, oiseaux, chats</text:span><text:span text:style-name="T2">, cerfs, chiens, grenouilles, chevaux, navires, et camion), </text:span><text:span text:style-name="T3">6,000 images par classe.</text:span></text:p>
      <text:p text:style-name="P10"/>
      <text:p text:style-name="P10"/>
      <text:p text:style-name="Standard"><text:span text:style-name="T5">N</text:span><text:span text:style-name="T6">ormalise</text:span><text:span text:style-name="T7">r</text:span></text:p>
      <text:p text:style-name="P8"/>
      <text:p text:style-name="P11">Definir tensor </text:p>
      <text:p text:style-name="P11">Definir normalisation des données</text:p>
      <text:p text:style-name="P5"><text:span text:style-name="T3"><text:tab/></text:span><text:a xlink:type="simple" xlink:href="https://stats.stackexchange.com/questions/70801/how-to-normalize-data-to-0-1-range" text:style-name="Internet_20_link" text:visited-style-name="Visited_20_Internet_20_Link">https://stats.stackexchange.com/questions/70801/how-to-normalize-data-to-0-1-range</text:a><text:span text:style-name="T3"> </text:span><text:span text:style-name="T4">(graph)</text:span></text:p>
      <text:p text:style-name="P14"><text:tab/>https://pytorch.org/tutorials/beginner/nlp/pytorch_tutorial.html?highlight=tensor</text:p>
      <text:p text:style-name="P10"/>
      <text:p text:style-name="P10"/>
      <text:p text:style-name="P6"><text:span text:style-name="T2">M</text:span><text:span text:style-name="T1">éthode :</text:span></text:p>
      <text:p text:style-name="P16"/>
      <text:p text:style-name="P12"><text:span text:style-name="T8">- </text:span><text:span text:style-name="T20">Specifically for vision, we have created a package called </text:span><text:span text:style-name="Source_20_Text"><text:span text:style-name="T30">torchvision</text:span></text:span><text:span text:style-name="T20">, that has data loaders for common datasets such as Imagenet, CIFAR10, MNIST, etc. and data transformers for images, viz., </text:span><text:span text:style-name="Source_20_Text"><text:span text:style-name="T30">torchvision.datasets</text:span></text:span><text:span text:style-name="T23"> </text:span><text:span text:style-name="T20">and </text:span><text:span text:style-name="Source_20_Text"><text:span text:style-name="T30">torch.utils.data.DataLoader</text:span></text:span><text:span text:style-name="T20">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ightSans" svg:font-family="FreightSans, 'Helvetica Neue', Helvetica, Arial, sans-serif"/>
    <style:font-face style:name="IBMPlexMono" svg:font-family="IBMPlexMono, SFMono-Regular, Menlo, Monaco, Consolas, 'Liberation Mono', 'Courier New'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1:16:05.222084735</meta:creation-date>
    <dc:date>2019-02-19T17:35:20.149655212</dc:date>
    <meta:editing-duration>PT26M51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06" meta:character-count="927" meta:non-whitespace-character-count="827"/>
  </office:meta>
</office:document-meta>
</file>